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KBPlanetEarth" svg:font-family="KBPlanetEarth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252cm" loext:contextual-spacing="false" fo:text-align="start" style:justify-single-word="false" fo:text-indent="0cm" style:auto-text-indent="false">
        <style:tab-stops>
          <style:tab-stop style:position="5.054cm"/>
        </style:tab-stops>
      </style:paragraph-properties>
      <style:text-properties style:font-name="KBPlanetEarth" fo:font-size="18pt" style:text-underline-style="none" officeooo:rsid="00177a80" officeooo:paragraph-rsid="0018b60a" style:font-size-asian="15.75pt" style:font-name-complex="Calibri1" style:font-size-complex="18pt"/>
    </style:style>
    <style:style style:name="P2" style:family="paragraph" style:parent-style-name="Text_20_body">
      <style:paragraph-properties fo:margin-left="0cm" fo:margin-right="0cm" fo:margin-top="0cm" fo:margin-bottom="0.252cm" loext:contextual-spacing="false" fo:text-align="start" style:justify-single-word="false" fo:text-indent="0cm" style:auto-text-indent="false">
        <style:tab-stops>
          <style:tab-stop style:position="5.054cm"/>
        </style:tab-stops>
      </style:paragraph-properties>
      <style:text-properties style:font-name="Calibri" fo:font-size="11pt" style:text-underline-style="none" officeooo:rsid="001a82a3" officeooo:paragraph-rsid="0018b60a" style:font-size-asian="9.60000038146973pt" style:font-name-complex="Calibri1" style:font-size-complex="11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77a8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3d84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05d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</text:span><text:span text:style-name="T1">ommunication tools/Channels</text:span></text:p>
      <text:p text:style-name="P2"><text:span text:style-name="T1">The primary methods of communication for the duration of the project will be face to face meeting as well as u</text:span><text:span text:style-name="T2">sing </text:span><text:span text:style-name="T3">slack </text:span><text:span text:style-name="T1">for text based communication </text:span><text:span text:style-name="T3">regarding general information, random information, design documentations, game design, game structure and repository documentation; </text:span><text:span text:style-name="T2">all of which are subdivided into their own channels</text:span><text:span text:style-name="T1">. If face to face meetings are not feasible due to scheduling conflicts the team </text:span><text:span text:style-name="T2">is to</text:span><text:span text:style-name="T1"> arrange </text:span><text:span text:style-name="T2">a </text:span><text:span text:style-name="T1">video conference call on Google Hangout </text:span><text:span text:style-name="T2">at the earliest opportunity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KBPlanetEarth" svg:font-family="KBPlanetEarth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9:11:37.648985970</meta:creation-date>
    <dc:date>2017-02-12T19:12:24.553328653</dc:date>
    <meta:editing-duration>PT47S</meta:editing-duration>
    <meta:editing-cycles>1</meta:editing-cycles>
    <meta:document-statistic meta:table-count="0" meta:image-count="0" meta:object-count="0" meta:page-count="1" meta:paragraph-count="2" meta:word-count="79" meta:character-count="526" meta:non-whitespace-character-count="449"/>
    <meta:generator>LibreOffice/5.1.4.2$Linux_X86_64 LibreOffice_project/10m0$Build-2</meta:generator>
  </office:meta>
</office:document-meta>
</file>